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6080" officeooo:paragraph-rsid="0007608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76080" officeooo:paragraph-rsid="0007608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76080" officeooo:paragraph-rsid="000ca530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76080" officeooo:paragraph-rsid="000ca53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9064a" officeooo:paragraph-rsid="000e485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9064a" officeooo:paragraph-rsid="0010c9e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9064a" officeooo:paragraph-rsid="00128f0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b4193" officeooo:paragraph-rsid="00128f0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b4193" officeooo:paragraph-rsid="00143b0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0e4857"/>
    </style:style>
    <style:style style:name="P11" style:family="paragraph" style:parent-style-name="Standard">
      <style:paragraph-properties fo:text-align="justify" style:justify-single-word="false"/>
      <style:text-properties officeooo:paragraph-rsid="000ca530"/>
    </style:style>
    <style:style style:name="P12" style:family="paragraph" style:parent-style-name="Standard" style:list-style-name="L1">
      <style:paragraph-properties fo:text-align="justify" style:justify-single-word="false"/>
      <style:text-properties officeooo:paragraph-rsid="000ca530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076080" officeooo:paragraph-rsid="000ca530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09064a" officeooo:paragraph-rsid="000e4857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09064a" officeooo:paragraph-rsid="0010c9e3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officeooo:rsid="0009064a" officeooo:paragraph-rsid="00128f02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normal" officeooo:rsid="000b4193" officeooo:paragraph-rsid="00128f02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normal" officeooo:rsid="000b4193" officeooo:paragraph-rsid="000b4193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normal" officeooo:rsid="000b4193" officeooo:paragraph-rsid="00161d5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b4193" officeooo:paragraph-rsid="00143b0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0b4193" officeooo:paragraph-rsid="00128f02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61d56" officeooo:paragraph-rsid="00161d56"/>
    </style:style>
    <style:style style:name="P23" style:family="paragraph" style:parent-style-name="Standard" style:list-style-name="L1">
      <style:paragraph-properties fo:text-align="start" style:justify-single-word="false"/>
      <style:text-properties fo:font-style="normal" officeooo:paragraph-rsid="00161d56" style:font-style-asian="normal" style:font-style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tyle="normal" fo:font-weight="normal" officeooo:rsid="00161d56" officeooo:paragraph-rsid="00161d56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fo:font-weight="normal" officeooo:rsid="00161d56" officeooo:paragraph-rsid="00161d56" style:font-style-asian="normal" style:font-weight-asian="normal" style:font-style-complex="normal" style:font-weight-complex="normal"/>
    </style:style>
    <style:style style:name="T1" style:family="text">
      <style:text-properties officeooo:rsid="0009064a"/>
    </style:style>
    <style:style style:name="T2" style:family="text">
      <style:text-properties fo:font-weight="normal" officeooo:rsid="00076080" style:font-weight-asian="normal" style:font-weight-complex="normal"/>
    </style:style>
    <style:style style:name="T3" style:family="text">
      <style:text-properties fo:font-weight="normal" officeooo:rsid="0009064a" style:font-weight-asian="normal" style:font-weight-complex="normal"/>
    </style:style>
    <style:style style:name="T4" style:family="text">
      <style:text-properties fo:font-weight="normal" officeooo:rsid="0009ef27" style:font-weight-asian="normal" style:font-weight-complex="normal"/>
    </style:style>
    <style:style style:name="T5" style:family="text">
      <style:text-properties fo:font-weight="normal" officeooo:rsid="00143b0b" style:font-weight-asian="normal" style:font-weight-complex="normal"/>
    </style:style>
    <style:style style:name="T6" style:family="text">
      <style:text-properties fo:font-weight="normal" officeooo:rsid="00161d56" style:font-weight-asian="normal" style:font-weight-complex="normal"/>
    </style:style>
    <style:style style:name="T7" style:family="text">
      <style:text-properties officeooo:rsid="0009ef27"/>
    </style:style>
    <style:style style:name="T8" style:family="text">
      <style:text-properties officeooo:rsid="000a4228"/>
    </style:style>
    <style:style style:name="T9" style:family="text">
      <style:text-properties officeooo:rsid="000b419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ca530" style:font-style-asian="italic" style:font-style-complex="italic"/>
    </style:style>
    <style:style style:name="T12" style:family="text">
      <style:text-properties fo:font-style="italic" officeooo:rsid="00076080" style:font-style-asian="italic" style:font-style-complex="italic"/>
    </style:style>
    <style:style style:name="T13" style:family="text">
      <style:text-properties fo:font-style="italic" officeooo:rsid="0009064a" style:font-style-asian="italic" style:font-style-complex="italic"/>
    </style:style>
    <style:style style:name="T14" style:family="text">
      <style:text-properties fo:font-style="italic" officeooo:rsid="0010c9e3" style:font-style-asian="italic" style:font-style-complex="italic"/>
    </style:style>
    <style:style style:name="T15" style:family="text">
      <style:text-properties fo:font-style="italic" officeooo:rsid="00128f02" style:font-style-asian="italic" style:font-style-complex="italic"/>
    </style:style>
    <style:style style:name="T16" style:family="text">
      <style:text-properties fo:font-style="italic" officeooo:rsid="0013fd8c" style:font-style-asian="italic" style:font-style-complex="italic"/>
    </style:style>
    <style:style style:name="T17" style:family="text">
      <style:text-properties fo:font-style="italic" officeooo:rsid="00143b0b" style:font-style-asian="italic" style:font-style-complex="italic"/>
    </style:style>
    <style:style style:name="T18" style:family="text">
      <style:text-properties fo:font-style="italic" officeooo:rsid="0015255d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09064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0e4857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143b0b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61d56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bold" officeooo:rsid="0013fd8c" style:font-style-asian="italic" style:font-weight-asian="bold" style:font-style-complex="italic" style:font-weight-complex="bold"/>
    </style:style>
    <style:style style:name="T25" style:family="text">
      <style:text-properties officeooo:rsid="0010c9e3"/>
    </style:style>
    <style:style style:name="T26" style:family="text">
      <style:text-properties officeooo:rsid="00161d56"/>
    </style:style>
    <style:style style:name="T27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Quelques raccourcis clavier sous Rstudio !</text:p>
      <text:p text:style-name="P1"/>
      <text:p text:style-name="P2"/>
      <text:p text:style-name="P2"/>
      <text:list xml:id="list3738110505" text:style-name="L1">
        <text:list-item>
          <text:p text:style-name="P12"><text:span text:style-name="T2">Ctrl </text:span><text:span text:style-name="T3">+</text:span><text:span text:style-name="T2"> Enter : soumettre du code à la console</text:span></text:p>
        </text:list-item>
      </text:list>
      <text:p text:style-name="P11"><text:span text:style-name="T2"><text:line-break/></text:span><text:span text:style-name="T10">Ce raccourci permet d’</text:span><text:span text:style-name="Strong_20_Emphasis"><text:span text:style-name="T10">envoyer votre code, </text:span></text:span><text:span text:style-name="Strong_20_Emphasis"><text:span text:style-name="T19">qui est dans un script</text:span></text:span><text:span text:style-name="T10"> R </text:span><text:span text:style-name="T11">(</text:span><text:span text:style-name="T10">ou R markdown</text:span><text:span text:style-name="T11">)</text:span><text:span text:style-name="T10">, </text:span><text:span text:style-name="Strong_20_Emphasis"><text:span text:style-name="T10">vers la </text:span></text:span><text:span text:style-name="Strong_20_Emphasis"><text:span text:style-name="T11">c</text:span></text:span><text:span text:style-name="Strong_20_Emphasis"><text:span text:style-name="T10">onsole, et de l’exécuter</text:span></text:span><text:span text:style-name="T10">. Vous pouvez l’utiliser ligne par ligne</text:span><text:span text:style-name="T11"> :</text:span><text:span text:style-name="T10"> vous vous placez sur la première ligne et vous utilisez le raccourci </text:span><text:span text:style-name="Strong_20_Emphasis"><text:span text:style-name="T12">Ctrl </text:span></text:span><text:span text:style-name="Strong_20_Emphasis"><text:span text:style-name="T13">+</text:span></text:span><text:span text:style-name="Strong_20_Emphasis"><text:span text:style-name="T12"> Enter</text:span></text:span><text:span text:style-name="T10"> à répétition. Vous pouvez aussi l’appliquer à un ensemble de lignes en les sélectionnant toute avant d’utiliser le raccourci.</text:span></text:p>
      <text:p text:style-name="P4"><text:line-break/></text:p>
      <text:list xml:id="list172453094537259" text:continue-numbering="true" text:style-name="L1">
        <text:list-item>
          <text:p text:style-name="P13">Alt + - : <text:span text:style-name="T1">insére la flèche &lt;- <text:s/>(affectation de valeur)</text:span></text:p>
        </text:list-item>
      </text:list>
      <text:p text:style-name="P3"/>
      <text:p text:style-name="P3"><text:span text:style-name="T10">Ce raccourci (</text:span><text:span text:style-name="Strong_20_Emphasis"><text:span text:style-name="T10">A</text:span></text:span><text:span text:style-name="Strong_20_Emphasis"><text:span text:style-name="T11">lt</text:span></text:span><text:span text:style-name="Strong_20_Emphasis"><text:span text:style-name="T10"> et la touche du signe moins</text:span></text:span><text:span text:style-name="T10">) est vraiment pratique, p</text:span><text:span text:style-name="T11">uisque</text:span><text:span text:style-name="T10"> c’est un symbole qu’on utilise tout le temps. En plus, R studio </text:span><text:span text:style-name="Strong_20_Emphasis"><text:span text:style-name="T19">met automatiquement les espaces ce qui rend le code plus lisible.</text:span></text:span><text:span text:style-name="T1"><text:line-break/></text:span></text:p>
      <text:list xml:id="list172452415265943" text:continue-numbering="true" text:style-name="L1">
        <text:list-item>
          <text:p text:style-name="P14">Ctrl + Shift + C : <text:span text:style-name="T7">insérer un commentaire</text:span></text:p>
        </text:list-item>
      </text:list>
      <text:p text:style-name="P5"/>
      <text:p text:style-name="P10"><text:span text:style-name="T20">Ce raccourci peut être </text:span><text:span text:style-name="Strong_20_Emphasis"><text:span text:style-name="T13">appliqué sur une ligne vide</text:span></text:span><text:span text:style-name="T20"> pour insérer une ligne de commentaire (elle début</text:span><text:span text:style-name="T21">e</text:span><text:span text:style-name="T20"> par un #).</text:span><text:span text:style-name="T4"><text:line-break/></text:span><text:span text:style-name="T10">Il peut également être utilisé </text:span><text:span text:style-name="Strong_20_Emphasis"><text:span text:style-name="T10">après la sélection d’une ou plusieurs lignes de code afin de les passer en commentaires</text:span></text:span><text:span text:style-name="T10"> et qu’elles ne soient plus exécutées.</text:span></text:p>
      <text:p text:style-name="P10"/>
      <text:list xml:id="list172452875036346" text:continue-numbering="true" text:style-name="L1">
        <text:list-item>
          <text:p text:style-name="P15">Ctrl + Shift + <text:span text:style-name="T7">M</text:span> : <text:span text:style-name="T7">insérer le symbole %&gt;%</text:span></text:p>
        </text:list-item>
      </text:list>
      <text:p text:style-name="P6"/>
      <text:p text:style-name="P6"><text:span text:style-name="T14">Avec l’usage de tidyverse, et en particulier des packages ‘dplyr’, ‘tidyr’, ‘ggplot2’, il y a l’utilisation du chaînon%&gt;%, un peu pénible à écrire.</text:span><text:span text:style-name="T25"><text:line-break/></text:span></text:p>
      <text:list xml:id="list172452812558610" text:continue-numbering="true" text:style-name="L1">
        <text:list-item>
          <text:p text:style-name="P16">Ctrl + Shift + <text:span text:style-name="T8">A</text:span> : <text:span text:style-name="T9">reformater le code</text:span></text:p>
        </text:list-item>
      </text:list>
      <text:p text:style-name="P7"/>
      <text:p text:style-name="P7"><text:span text:style-name="T10">Si vous sélectionnez un bout de code (celui d’un chunk par exemple) et que vous utilisez ce raccourci </text:span><text:span text:style-name="Strong_20_Emphasis"><text:span text:style-name="T10">C</text:span></text:span><text:span text:style-name="Strong_20_Emphasis"><text:span text:style-name="T15">trl</text:span></text:span><text:span text:style-name="Strong_20_Emphasis"><text:span text:style-name="T10"> + S</text:span></text:span><text:span text:style-name="Strong_20_Emphasis"><text:span text:style-name="T15">hift</text:span></text:span><text:span text:style-name="Strong_20_Emphasis"><text:span text:style-name="T10"> + A</text:span></text:span><text:span text:style-name="T10">, alors R Studio va vous le </text:span><text:span text:style-name="Strong_20_Emphasis"><text:span text:style-name="T10">reformater automatiquement pour qu’il soit plus lisible</text:span></text:span><text:span text:style-name="T10">. Il va ajouter des espaces, créer des tabulations, </text:span><text:span text:style-name="T15">etc.</text:span><text:span text:style-name="T10"> </text:span><text:span text:style-name="T9"><text:line-break/></text:span></text:p>
      <text:list xml:id="list172452412365738" text:continue-numbering="true" text:style-name="L1">
        <text:list-item>
          <text:p text:style-name="P17">Ctrl + <text:span text:style-name="T26">D</text:span> : <text:span text:style-name="T26">effacer la ligne courante</text:span></text:p>
        </text:list-item>
      </text:list>
      <text:p text:style-name="P8"/>
      <text:list xml:id="list172453222034495" text:continue-numbering="true" text:style-name="L1">
        <text:list-header>
          <text:p text:style-name="P17"/>
        </text:list-header>
        <text:list-item>
          <text:p text:style-name="P24">Alt + selection de lignes : selection de plusieurs lignes</text:p>
        </text:list-item>
      </text:list>
      <text:p text:style-name="P25"/>
      <text:p text:style-name="P8"/>
      <text:list xml:id="list172452894831093" text:continue-numbering="true" text:style-name="L1">
        <text:list-item>
          <text:p text:style-name="P19">Ctrl + I : ré-indenter le code</text:p>
        </text:list-item>
      </text:list>
      <text:p text:style-name="P8"/>
      <text:p text:style-name="P8"><text:span text:style-name="T15">Ce raccourci est très intéressant après avoir utilisé le précédent </text:span><text:span text:style-name="T18">pour indenter le programme.</text:span><text:line-break/></text:p>
      <text:list xml:id="list172453085324030" text:continue-numbering="true" text:style-name="L1">
        <text:list-item>
          <text:p text:style-name="P18">Ctrl + Alt + Shift + M : pour renommer</text:p>
        </text:list-item>
      </text:list>
      <text:p text:style-name="P9"><text:line-break/><text:span text:style-name="T16">Ce raccourci nécessite un peu d’entraînement, mais il est bien pratique pour changer une expression par une autre, par exemple, </text:span><text:span text:style-name="T24">pour la réutilisation d’un bout de code</text:span><text:span text:style-name="T16"> faisant apparaître plusieurs fois le nom d’un dataframe ou d’une variable. </text:span></text:p>
      <text:p text:style-name="P9"><text:span text:style-name="T16">Si vous souhaitez changer cette expression, placez-vous juste devant celle-ci et tapez le raccourci. </text:span><text:span text:style-name="T24">Toutes les occurrences de l’expression en question se mettent en surbrillance</text:span><text:span text:style-name="T16">. </text:span><text:span text:style-name="T17">Il suffit alors de taper la nouvelle expression.</text:span></text:p>
      <text:p text:style-name="P9"><text:span text:style-name="T17"/></text:p>
      <text:list xml:id="list172452824769007" text:continue-numbering="true" text:style-name="L1">
        <text:list-item>
          <text:p text:style-name="P23"><text:span text:style-name="T5">A</text:span><text:span text:style-name="T6">lt + Shift + K : affiche l’ensemble des raccourcis claviers à l’écran</text:span></text:p>
          <text:p text:style-name="P22"><text:span text:style-name="T19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5:34:45.105000000</meta:creation-date>
    <dc:date>2019-04-24T17:24:50.913000000</dc:date>
    <meta:editing-duration>PT3H21M13S</meta:editing-duration>
    <meta:editing-cycles>8</meta:editing-cycles>
    <meta:generator>LibreOffice/5.4.6.2$Windows_X86_64 LibreOffice_project/4014ce260a04f1026ba855d3b8d91541c224eab8</meta:generator>
    <meta:printed-by>Rémi Dumas</meta:printed-by>
    <meta:print-date>2019-04-24T14:18:51.281000000</meta:print-date>
    <dc:creator>Rémi Dumas</dc:creator>
    <meta:document-statistic meta:table-count="0" meta:image-count="0" meta:object-count="0" meta:page-count="1" meta:paragraph-count="20" meta:word-count="410" meta:character-count="2332" meta:non-whitespace-character-count="1941"/>
  </office:meta>
</office:document-meta>
</file>